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List_20_Paragraph" style:list-style-name="WWNum1"/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T1" style:family="text">
      <style:text-properties officeooo:rsid="001b0b14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Heading_20_1" text:outline-level="1">Simulación de empresa de desarrollo software</text:h>
      <text:p text:style-name="Standard"/>
      <text:p text:style-name="Standard">Departamentos de la empresa</text:p>
      <text:list text:style-name="WWNum1">
        <text:list-item>
          <text:p text:style-name="P1">Analistas (equipo común) </text:p>
        </text:list-item>
        <text:list-item>
          <text:p text:style-name="P1">Equipo de diseño Web cliente (front-end) - <text:span text:style-name="T1">Luis</text:span></text:p>
        </text:list-item>
        <text:list-item>
          <text:p text:style-name="P1">Equipo de diseño Web servidor (back-end) - <text:span text:style-name="T1">Maria</text:span></text:p>
        </text:list-item>
        <text:list-item>
          <text:p text:style-name="P1">Equipo desarrollo APP - <text:span text:style-name="T1">Vicenta</text:span></text:p>
        </text:list-item>
        <text:list-item>
          <text:p text:style-name="P1">Equipo de contenido - <text:span text:style-name="T1">Alex</text:span></text:p>
        </text:list-item>
        <text:list-item>
          <text:p text:style-name="P1">Equipo de promoción y marketing - <text:span text:style-name="T1">Santi</text:span></text:p>
        </text:list-item>
        <text:list-item>
          <text:p text:style-name="P1">Equipo de pruebas y testeo - <text:span text:style-name="T1">Raquel</text:span></text:p>
        </text:list-item>
        <text:list-item>
          <text:p text:style-name="P1">Equipo de administración de sistemas – <text:span text:style-name="T1">Pau</text:span></text:p>
        </text:list-item>
      </text:list>
      <text:p text:style-name="List_20_Paragraph"/>
      <text:p text:style-name="Text_20_body"><text:span text:style-name="Strong_20_Emphasis">Equipo de diseño Web cliente (front-end) - Luis:</text:span></text:p>
      <text:list text:style-name="L1">
        <text:list-item>
          <text:p text:style-name="P2">Desarrolla la interfaz de usuario (UI) y la experiencia de usuario (UX).</text:p>
        </text:list-item>
        <text:list-item>
          <text:p text:style-name="P2">Se asegura de que el diseño sea responsive y accesible en distintos dispositivos.</text:p>
        </text:list-item>
        <text:list-item>
          <text:p text:style-name="P2">Trabaja con tecnologías como HTML, CSS, JavaScript y frameworks como React o Angular.</text:p>
        </text:list-item>
        <text:list-item>
          <text:p text:style-name="P2">Colabora con el equipo de contenido para integrar textos e imágenes.</text:p>
        </text:list-item>
      </text:list>
      <text:p text:style-name="Text_20_body">⚙️ <text:span text:style-name="Strong_20_Emphasis">Equipo de diseño Web servidor (back-end) - Maria:</text:span></text:p>
      <text:list text:style-name="L2">
        <text:list-item>
          <text:p text:style-name="P3">Desarrolla la lógica del servidor, bases de datos y APIs.</text:p>
        </text:list-item>
        <text:list-item>
          <text:p text:style-name="P3">Se encarga de la gestión de usuarios, autenticación y seguridad.</text:p>
        </text:list-item>
        <text:list-item>
          <text:p text:style-name="P3">Optimiza el rendimiento y la escalabilidad del sistema.</text:p>
        </text:list-item>
        <text:list-item>
          <text:p text:style-name="P3">Trabaja con lenguajes como Python, Java, Node.js, entre otros.</text:p>
        </text:list-item>
      </text:list>
      <text:p text:style-name="Text_20_body">📱 <text:span text:style-name="Strong_20_Emphasis">Equipo desarrollo APP - Vicenta:</text:span></text:p>
      <text:list text:style-name="L3">
        <text:list-item>
          <text:p text:style-name="P4">Crea aplicaciones móviles para Android, iOS o multiplataforma.</text:p>
        </text:list-item>
        <text:list-item>
          <text:p text:style-name="P4">Implementa la lógica de negocio y sincronización con el back-end.</text:p>
        </text:list-item>
        <text:list-item>
          <text:p text:style-name="P4">Asegura que la app tenga una experiencia fluida y cumpla con las guías de diseño de cada plataforma.</text:p>
        </text:list-item>
      </text:list>
      <text:p text:style-name="Text_20_body">📝 <text:span text:style-name="Strong_20_Emphasis">Equipo de contenido - Alex:</text:span></text:p>
      <text:list text:style-name="L4">
        <text:list-item>
          <text:p text:style-name="P5">Redacta textos para la web y la app, incluyendo descripciones, blog y documentación.</text:p>
        </text:list-item>
        <text:list-item>
          <text:p text:style-name="P5">Se encarga de la creación de imágenes, videos y otros recursos multimedia.</text:p>
        </text:list-item>
        <text:list-item>
          <text:p text:style-name="P5">Trabaja en la coherencia del tono y estilo de comunicación.</text:p>
        </text:list-item>
      </text:list>
      <text:p text:style-name="Text_20_body"><text:soft-page-break/>📢 <text:span text:style-name="Strong_20_Emphasis">Equipo de promoción y marketing - Santi:</text:span></text:p>
      <text:list text:style-name="L5">
        <text:list-item>
          <text:p text:style-name="P6">Diseña estrategias de lanzamiento y promoción del producto.</text:p>
        </text:list-item>
        <text:list-item>
          <text:p text:style-name="P6">Maneja redes sociales, campañas publicitarias y SEO.</text:p>
        </text:list-item>
        <text:list-item>
          <text:p text:style-name="P6">Analiza métricas y el impacto del producto en el mercado.</text:p>
        </text:list-item>
      </text:list>
      <text:p text:style-name="Text_20_body">🔍 <text:span text:style-name="Strong_20_Emphasis">Equipo de pruebas y testeo - Raquel:</text:span></text:p>
      <text:list text:style-name="L6">
        <text:list-item>
          <text:p text:style-name="P7">Realiza pruebas funcionales, de integración y de rendimiento.</text:p>
        </text:list-item>
        <text:list-item>
          <text:p text:style-name="P7">Identifica y reporta errores o inconsistencias.</text:p>
        </text:list-item>
        <text:list-item>
          <text:p text:style-name="P7">Asegura la calidad del producto antes de su lanzamiento.</text:p>
        </text:list-item>
      </text:list>
      <text:p text:style-name="Text_20_body">🖥️ <text:span text:style-name="Strong_20_Emphasis">Equipo de administración de sistemas - Pau:</text:span></text:p>
      <text:list text:style-name="L7">
        <text:list-item>
          <text:p text:style-name="P8">Gestiona los servidores, redes y entornos de desarrollo.</text:p>
        </text:list-item>
        <text:list-item>
          <text:p text:style-name="P8">Se encarga de la implementación en producción y el mantenimiento de la infraestructura.</text:p>
        </text:list-item>
        <text:list-item>
          <text:p text:style-name="P8">Supervisa la seguridad y la disponibilidad del sistema.</text:p>
        </text:list-item>
      </text:list>
      <text:p text:style-name="List_20_Paragraph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E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Times New Roman" style:font-family-complex="'Times New Roman'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2f5496" loext:opacity="100%" fo:font-size="14pt" style:font-name-asian="F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loext:linked-style-name="Título_20_4_20_C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2f5496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Título_20_5_20_C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2f5496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Título_20_6_20_C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Título_20_7_20_C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Heading_20_8" style:display-name="Heading 8" style:family="paragraph" style:parent-style-name="Standard" style:next-style-name="Standard" loext:linked-style-name="Título_20_8_20_C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loext:linked-style-name="Título_20_9_20_C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Title" style:family="paragraph" style:parent-style-name="Standard" style:next-style-name="Standard" loext:linked-style-name="Título_20_Car" style:class="chapter">
      <style:paragraph-properties fo:margin-top="0cm" fo:margin-bottom="0.141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ítulo_20_Car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/>
    </style:style>
    <style:style style:name="Quote" style:family="paragraph" style:parent-style-name="Standard" style:next-style-name="Standard" loext:linked-style-name="Cita_20_C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Intense_20_Quote" style:display-name="Intense Quote" style:family="paragraph" style:parent-style-name="Standard" style:next-style-name="Standard" loext:linked-style-name="Cita_20_destacada_20_Car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Times New Roman" style:font-family-complex="'Times New Roman'" style:font-family-generic-complex="system" style:font-pitch-complex="variable" style:font-size-complex="20pt"/>
    </style:style>
    <style:style style:name="Título_20_2_20_Car" style:display-name="Título 2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Título_20_3_20_Car" style:display-name="Título 3 Car" style:family="text" style:parent-style-name="Default_20_Paragraph_20_Font">
      <style:text-properties fo:color="#2f5496" loext:opacity="100%" fo:font-size="14pt" style:font-name-asian="F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/>
    </style:style>
    <style:style style:name="Título_20_4_20_Car" style:display-name="Título 4 Car" style:family="text" style:parent-style-name="Default_20_Paragraph_20_Font">
      <style:text-properties fo:color="#2f5496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Título_20_5_20_Car" style:display-name="Título 5 Car" style:family="text" style:parent-style-name="Default_20_Paragraph_20_Font">
      <style:text-properties fo:color="#2f5496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Título_20_6_20_Car" style:display-name="Título 6 Car" style:family="text" style:parent-style-name="Default_20_Paragraph_20_Font">
      <style:text-properties fo:color="#595959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Título_20_7_20_Car" style:display-name="Título 7 Car" style:family="text" style:parent-style-name="Default_20_Paragraph_20_Font">
      <style:text-properties fo:color="#595959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Título_20_8_20_Car" style:display-name="Título 8 Car" style:family="text" style:parent-style-name="Default_20_Paragraph_20_Font">
      <style:text-properties fo:color="#272727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Título_20_9_20_Car" style:display-name="Título 9 Car" style:family="text" style:parent-style-name="Default_20_Paragraph_20_Font">
      <style:text-properties fo:color="#272727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Título_20_Car" style:display-name="Título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Subtítulo_20_Car" style:display-name="Subtítulo Car" style:family="text" style:parent-style-name="Default_20_Paragraph_20_Font">
      <style:text-properties fo:color="#595959" loext:opacity="100%" fo:font-size="14pt" fo:letter-spacing="0.026cm" style:font-name-asian="F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/>
    </style:style>
    <style:style style:name="Cita_20_Car" style:display-name="Cita Car" style:family="text" style:parent-style-name="Default_20_Paragraph_20_Font" loext:linked-style-name="Quote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/>
    </style:style>
    <style:style style:name="Cita_20_destacada_20_Car" style:display-name="Cita destacada Car" style:family="text" style:parent-style-name="Default_20_Paragraph_20_Font" loext:linked-style-name="Intense_20_Quote">
      <style:text-properties fo:color="#2f5496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an Alfonso Patiño Sánchez</meta:initial-creator>
    <meta:editing-cycles>2</meta:editing-cycles>
    <meta:creation-date>2025-03-20T11:35:00</meta:creation-date>
    <dc:date>2025-03-25T08:36:01.563466989</dc:date>
    <meta:editing-duration>PT29M5S</meta:editing-duration>
    <meta:generator>LibreOffice/7.5.1.2$Linux_X86_64 LibreOffice_project/fcbaee479e84c6cd81291587d2ee68cba099e129</meta:generator>
    <meta:document-statistic meta:table-count="0" meta:image-count="0" meta:object-count="0" meta:page-count="2" meta:paragraph-count="40" meta:word-count="377" meta:character-count="2200" meta:non-whitespace-character-count="1892"/>
    <meta:user-defined meta:name="AppVersion">16.0000</meta:user-defined>
    <meta:template xlink:type="simple" xlink:actuate="onRequest" xlink:title="Normal.dotm" xlink:href=""/>
  </office:meta>
</office:document-meta>
</file>